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111c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1111c" officeooo:paragraph-rsid="0011111c"/>
    </style:style>
    <style:style style:name="T1" style:family="text">
      <style:text-properties fo:color="#4e9a06" fo:font-weight="bold"/>
    </style:style>
    <style:style style:name="T2" style:family="text">
      <style:text-properties fo:color="#4e9a06" fo:font-weight="bold" officeooo:rsid="0011111c"/>
    </style:style>
    <style:style style:name="T3" style:family="text">
      <style:text-properties fo:color="#3465a4" fo:font-weight="bold"/>
    </style:style>
    <style:style style:name="T4" style:family="text">
      <style:text-properties fo:color="#c4a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TEP1:</text:span></text:p>
      <text:p text:style-name="P1"><text:span text:style-name="T2"/></text:p>
      <text:p text:style-name="P1"><text:span text:style-name="T1">durgaprasad@durgaprasad-Lenovo-E49</text:span>:<text:span text:style-name="T3">~/go</text:span>$ sudo apt install socat</text:p>
      <text:p text:style-name="Preformatted_20_Text">[sudo] password for durgaprasad: 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NEW packages will be installed:</text:p>
      <text:p text:style-name="Preformatted_20_Text"><text:s text:c="2"/>socat</text:p>
      <text:p text:style-name="Preformatted_20_Text">0 upgraded, 1 newly installed, 0 to remove and 282 not upgraded.</text:p>
      <text:p text:style-name="Preformatted_20_Text">Need to get 323 kB of archives.</text:p>
      <text:p text:style-name="Preformatted_20_Text">After this operation, 1,394 kB of additional disk space will be used.</text:p>
      <text:p text:style-name="Preformatted_20_Text">Get:1 http://in.archive.ubuntu.com/ubuntu focal/main amd64 socat amd64 1.7.3.3-2 [323 kB]</text:p>
      <text:p text:style-name="Preformatted_20_Text">Fetched 323 kB in 4s (89.7 kB/s)<text:span text:style-name="T4"> <text:s text:c="7"/></text:span></text:p>
      <text:p text:style-name="Preformatted_20_Text">Selecting previously unselected package socat.</text:p>
      <text:p text:style-name="Preformatted_20_Text">(Reading database ... 195540 files and directories currently installed.)</text:p>
      <text:p text:style-name="Preformatted_20_Text">Preparing to unpack .../socat_1.7.3.3-2_amd64.deb ...</text:p>
      <text:p text:style-name="Preformatted_20_Text">Unpacking socat (1.7.3.3-2) ...</text:p>
      <text:p text:style-name="Preformatted_20_Text">Setting up socat (1.7.3.3-2) ...</text:p>
      <text:p text:style-name="Preformatted_20_Text">Processing triggers for man-db (2.9.1-1) ...</text:p>
      <text:p text:style-name="Preformatted_20_Text"><text:span text:style-name="T1">durgaprasad@durgaprasad-Lenovo-E49</text:span>:<text:span text:style-name="T3">~/go</text:span>$ socat -d -d pty,raw,echo=0 pty,raw,echo=0</text:p>
      <text:p text:style-name="Preformatted_20_Text">2020/10/28 22:00:34 socat[27999] N PTY is /dev/pts/2</text:p>
      <text:p text:style-name="Preformatted_20_Text">2020/10/28 22:00:34 socat[27999] N PTY is /dev/pts/3</text:p>
      <text:p text:style-name="Preformatted_20_Text">2020/10/28 22:00:34 socat[27999] N starting data transfer loop with FDs [5,5] and [7,7]</text:p>
      <text:p text:style-name="Preformatted_20_Text">durgaprasad@durgaprasad-Lenovo-E49:~/go$ sudo apt install socat</text:p>
      <text:p text:style-name="Preformatted_20_Text">[sudo] password for durgaprasad: 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NEW packages will be installed:</text:p>
      <text:p text:style-name="Preformatted_20_Text"><text:s text:c="2"/>socat</text:p>
      <text:p text:style-name="Preformatted_20_Text">0 upgraded, 1 newly installed, 0 to remove and 282 not upgraded.</text:p>
      <text:p text:style-name="Preformatted_20_Text">Need to get 323 kB of archives.</text:p>
      <text:p text:style-name="Preformatted_20_Text">After this operation, 1,394 kB of additional disk space will be used.</text:p>
      <text:p text:style-name="Preformatted_20_Text">Get:1 http://in.archive.ubuntu.com/ubuntu focal/main amd64 socat amd64 1.7.3.3-2 [323 kB]</text:p>
      <text:p text:style-name="Preformatted_20_Text">Fetched 323 kB in 4s (89.7 kB/s) <text:s text:c="7"/></text:p>
      <text:p text:style-name="Preformatted_20_Text">Selecting previously unselected package socat.</text:p>
      <text:p text:style-name="Preformatted_20_Text">(Reading database ... 195540 files and directories currently installed.)</text:p>
      <text:p text:style-name="Preformatted_20_Text">Preparing to unpack .../socat_1.7.3.3-2_amd64.deb ...</text:p>
      <text:p text:style-name="Preformatted_20_Text">Unpacking socat (1.7.3.3-2) ...</text:p>
      <text:p text:style-name="Preformatted_20_Text">Setting up socat (1.7.3.3-2) ...</text:p>
      <text:p text:style-name="Preformatted_20_Text">Processing triggers for man-db (2.9.1-1) ...</text:p>
      <text:p text:style-name="Preformatted_20_Text">durgaprasad@durgaprasad-Lenovo-E49:~/go$ socat -d -d pty,raw,echo=0 pty,raw,echo=0</text:p>
      <text:p text:style-name="Preformatted_20_Text">2020/10/28 22:00:34 socat[27999] N PTY is /dev/pts/2</text:p>
      <text:p text:style-name="Preformatted_20_Text">2020/10/28 22:00:34 socat[27999] N PTY is /dev/pts/3</text:p>
      <text:p text:style-name="Preformatted_20_Text">2020/10/28 22:00:34 socat[27999] N starting data transfer loop with FDs [5,5] and [7,7]</text:p>
      <text:p text:style-name="Preformatted_20_Text"><text:s text:c="2"/></text:p>
      <text:p text:style-name="Preformatted_20_Text"/>
      <text:p text:style-name="P3">STEP-2:</text:p>
      <text:p text:style-name="P3"><text:span text:style-name="T1">durgaprasad@durgaprasad-Lenovo-E49</text:span>:<text:span text:style-name="T3">~/go</text:span>$ cat &lt; /dev/pts/2</text:p>
      <text:p text:style-name="P3">STEP-3:</text:p>
      <text:p text:style-name="P3"><text:span text:style-name="T1">durgaprasad@durgaprasad-Lenovo-E49</text:span>:<text:span text:style-name="T3">~/go</text:span>$ echo "Test" &gt; /dev/pts/3</text:p>
      <text:p text:style-name="P3">STEP-4: (OUTPUTS)</text:p>
      <text:p text:style-name="P3"><text:soft-page-break/>CHECK IN THE TERMINAL</text:p>
      <text:p text:style-name="P3"><text:span text:style-name="T1">durgaprasad@durgaprasad-Lenovo-E49</text:span>:<text:span text:style-name="T3">~/go</text:span>$ cat &lt; /dev/pts/2</text:p>
      <text:p text:style-name="P2">Test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21:33:38.555741118</meta:creation-date>
    <dc:date>2020-10-28T22:10:40.217056702</dc:date>
    <meta:editing-duration>PT37M10S</meta:editing-duration>
    <meta:editing-cycles>1</meta:editing-cycles>
    <meta:document-statistic meta:table-count="0" meta:image-count="0" meta:object-count="0" meta:page-count="2" meta:paragraph-count="54" meta:word-count="307" meta:character-count="2413" meta:non-whitespace-character-count="2121"/>
    <meta:generator>LibreOffice/6.4.2.2$Linux_X86_64 LibreOffice_project/40$Build-2</meta:generator>
  </office:meta>
</office:document-meta>
</file>